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514b9" officeooo:paragraph-rsid="000514b9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0514b9" officeooo:paragraph-rsid="000514b9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5pt" officeooo:rsid="000514b9" officeooo:paragraph-rsid="000514b9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ULO</text:p>
      <text:p text:style-name="P3">Subtitulo</text:p>
      <text:p text:style-name="P1"/>
      <text:p text:style-name="P2">Primeros pasos en la programacion we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15T11:12:43.131000000</dc:date>
    <meta:editing-duration>PT2M38S</meta:editing-duration>
    <meta:editing-cycles>3</meta:editing-cycles>
    <meta:document-statistic meta:table-count="0" meta:image-count="0" meta:object-count="0" meta:page-count="1" meta:paragraph-count="3" meta:word-count="8" meta:character-count="52" meta:non-whitespace-character-count="47"/>
  </office:meta>
</office:document-meta>
</file>